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3" style:parent-style-name="Normální" style:family="paragraph">
      <style:paragraph-properties fo:margin-bottom="0in" fo:line-height="100%"/>
    </style:style>
    <style:style style:name="T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 fo:margin-left="0.5in">
        <style:tab-stops/>
      </style:paragraph-properties>
    </style:style>
    <style:style style:name="T14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6" style:parent-style-name="Normální" style:family="paragraph">
      <style:paragraph-properties fo:margin-top="0.0694in" fo:margin-bottom="0.0694in" fo:line-height="100%"/>
    </style:style>
    <style:style style:name="T1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00%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00%"/>
    </style:style>
    <style:style style:name="T2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</style:style>
    <style:style style:name="T3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</style:style>
    <style:style style:name="T35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</style:style>
    <style:style style:name="T4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4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7" style:parent-style-name="Normální" style:family="paragraph">
      <style:paragraph-properties fo:margin-top="0.0694in" fo:margin-bottom="0.0694in" fo:line-height="100%"/>
    </style:style>
    <style:style style:name="T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0" style:parent-style-name="Normální" style:family="paragraph">
      <style:paragraph-properties fo:margin-top="0.0694in" fo:margin-bottom="0.0694in" fo:line-height="100%"/>
    </style:style>
    <style:style style:name="T5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</style:style>
    <style:style style:name="T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8" style:parent-style-name="Normální" style:family="paragraph">
      <style:paragraph-properties fo:margin-top="0.0694in" fo:margin-bottom="0.0694in" fo:line-height="100%"/>
    </style:style>
    <style:style style:name="T5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4" style:parent-style-name="Normální" style:family="paragraph">
      <style:paragraph-properties fo:margin-top="0.0694in" fo:margin-bottom="0.0694in" fo:line-height="100%"/>
    </style:style>
    <style:style style:name="T6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6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6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7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4" style:parent-style-name="Normální" style:family="paragraph">
      <style:paragraph-properties fo:margin-top="0.0694in" fo:margin-bottom="0.0694in" fo:line-height="100%"/>
    </style:style>
    <style:style style:name="T7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0" style:parent-style-name="Normální" style:family="paragraph">
      <style:paragraph-properties fo:margin-top="0.0694in" fo:margin-bottom="0.0694in" fo:line-height="100%"/>
    </style:style>
    <style:style style:name="T8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2" style:parent-style-name="Normální" style:family="paragraph">
      <style:paragraph-properties fo:margin-top="0.0694in" fo:margin-bottom="0.0694in" fo:line-height="100%"/>
    </style:style>
    <style:style style:name="T8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4" style:parent-style-name="Normální" style:family="paragraph">
      <style:paragraph-properties fo:margin-top="0.0694in" fo:margin-bottom="0.0694in" fo:line-height="100%"/>
    </style:style>
    <style:style style:name="T8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9" style:parent-style-name="Normální" style:family="paragraph">
      <style:paragraph-properties fo:margin-bottom="0in" fo:line-height="100%"/>
    </style:style>
    <style:style style:name="T9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92" style:parent-style-name="Normální" style:family="paragraph">
      <style:paragraph-properties fo:margin-top="0.0694in" fo:margin-bottom="0.0694in" fo:line-height="100%"/>
    </style:style>
    <style:style style:name="T9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95" style:parent-style-name="Normální" style:family="paragraph">
      <style:paragraph-properties fo:margin-top="0.0694in" fo:margin-bottom="0.0694in" fo:line-height="100%"/>
    </style:style>
    <style:style style:name="T9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9" style:parent-style-name="Normální" style:family="paragraph">
      <style:paragraph-properties fo:margin-top="0.0694in" fo:margin-bottom="0.0694in" fo:line-height="100%"/>
    </style:style>
    <style:style style:name="T10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3" style:parent-style-name="Normální" style:family="paragraph">
      <style:paragraph-properties fo:margin-top="0.0694in" fo:margin-bottom="0.0694in" fo:line-height="100%"/>
    </style:style>
    <style:style style:name="T10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none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draw:fill="none" draw:stroke="none"/>
    </style:style>
  </office:automatic-styles>
  <office:body>
    <office:text text:use-soft-page-breaks="true">
      <text:h text:style-name="P1" text:outline-level="1">11. b) Rhizom aneb nová cesta filosofie.</text:h>
      <text:h text:style-name="P2" text:outline-level="2">Rhizom</text:h>
      <text:p text:style-name="P3"><text:span text:style-name="T4"><draw:custom-shape svg:x="0in" svg:y="0in" svg:width="45.51042in" svg:height="0.00139in" draw:z-index="0" draw:id="id0" draw:style-name="a0" draw:name="Horizontal Line 97" text:anchor-type="as-char"><svg:title/><svg:desc/><draw:enhanced-geometry draw:type="non-primitive" svg:viewBox="0 0 21600 21600" draw:enhanced-path="M 0 0 L 21600 0 21600 21600 0 21600 Z N"/></draw:custom-shape></text:span></text:p>
      <text:list text:style-name="LFO3" text:continue-numbering="true">
        <text:list-item>
          <text:p text:style-name="P5"><text:span text:style-name="T6">celá práce<text:s/></text:span><text:span text:style-name="T7">Deluzeho a Guattariho</text:span><text:span text:style-name="T8"><text:s/>je<text:s/></text:span><text:span text:style-name="T9">rhizomatickým myšlení a analyzují mechanismy moci, všechno myšlení je vrcholně politické</text:span></text:p>
        </text:list-item>
      </text:list>
      <text:p text:style-name="P10"><text:span text:style-name="T11">jsme unaveni stromem, měli bychom přestat věřit ve stromy, příliš jsme z toho vytrpěli</text:span></text:p>
      <text:list text:style-name="LFO3" text:continue-numbering="true">
        <text:list-item>
          <text:list>
            <text:list-item>
              <text:p text:style-name="P12">rhizom je protikladem stromu a stromovitého myšlení (celé naše dějiny od období antiky)</text:p>
            </text:list-item>
          </text:list>
        </text:list-item>
      </text:list>
      <text:h text:style-name="P13" text:outline-level="3"><text:span text:style-name="T14">🌳</text:span><text:span text:style-name="T15">Stromovité myšlení</text:span></text:h>
      <text:list text:style-name="LFO3" text:continue-numbering="true">
        <text:list-item>
          <text:list>
            <text:list-item>
              <text:p text:style-name="P16"><text:span text:style-name="T17">kauzální a příčinné</text:span><text:span text:style-name="T18"><text:s/>(a tutíž, kořen, kmen, koruna, otec a tutíž matka a proto děti)</text:span></text:p>
            </text:list-item>
            <text:list-item>
              <text:p text:style-name="P19"><text:span text:style-name="T20">vytváří<text:s/></text:span><text:span text:style-name="T21">pevné systémy</text:span><text:span text:style-name="T22">, které přesně generují vztahy podřízenosti a nadřazení</text:span></text:p>
            </text:list-item>
            <text:list-item>
              <text:p text:style-name="P23"><text:span text:style-name="T24">implikuje vztahy moci,</text:span><text:span text:style-name="T25"><text:s/>nejdůležitější je kořen<text:s/></text:span></text:p>
              <text:list text:continue-numbering="true">
                <text:list-item>
                  <text:p text:style-name="P26">děti poslouchají své rodiče, vystvětlují vaše postavení a funkci</text:p>
                </text:list-item>
              </text:list>
            </text:list-item>
            <text:list-item>
              <text:p text:style-name="P27"><text:span text:style-name="T28">Teorie evoluce</text:span><text:span text:style-name="T29"><text:s/></text:span></text:p>
              <text:list text:continue-numbering="true">
                <text:list-item>
                  <text:p text:style-name="P30"><text:span text:style-name="T31">Darwin zkoumal želvy na Galapágách, neovlivňovalo je okolí nemusely se vyvíjet</text:span><text:span text:style-name="T32">→hitler a rasy a kocentrační</text:span></text:p>
                </text:list-item>
                <text:list-item>
                  <text:p text:style-name="P33">někde je začátek teorie a my ji pak rozkošatíme</text:p>
                </text:list-item>
              </text:list>
            </text:list-item>
          </text:list>
        </text:list-item>
      </text:list>
      <text:h text:style-name="P34" text:outline-level="3"><text:span text:style-name="T35">🌿</text:span><text:span text:style-name="T36">Rhizomatické myšlení</text:span></text:h>
      <text:list text:style-name="LFO4" text:continue-numbering="true">
        <text:list-item>
          <text:p text:style-name="P37"><text:span text:style-name="T38">botanický pojem,<text:s/></text:span><text:span text:style-name="T39">oddenek</text:span></text:p>
        </text:list-item>
        <text:list-item>
          <text:p text:style-name="P40"><text:span text:style-name="T41">politický koncept, který by měl odstranit vztahy moci</text:span><text:span text:style-name="T42">→děti<text:s/></text:span><text:span text:style-name="T43">a</text:span><text:span text:style-name="T44"><text:s/>otec<text:s/></text:span><text:span text:style-name="T45">a</text:span><text:span text:style-name="T46"><text:s/>matka</text:span></text:p>
        </text:list-item>
        <text:list-item>
          <text:p text:style-name="P47"><text:span text:style-name="T48">protikladem stromu</text:span><text:span text:style-name="T49"><text:s/>a stromovitého myšlení (celé naše dějiny od období antiky)<text:s/></text:span></text:p>
          <text:list text:continue-numbering="true">
            <text:list-item>
              <text:p text:style-name="P50"><text:span text:style-name="T51">Stromová spojení<text:s/></text:span><text:span text:style-name="T52">vyrůstají ze společného kmene x</text:span><text:span text:style-name="T53"><text:s/>rhizomatická spojení jsou oproti tomu<text:s/></text:span><text:span text:style-name="T54">náhodná, proměnlivá a decentralizovaná</text:span></text:p>
            </text:list-item>
            <text:list-item>
              <text:p text:style-name="P55"><text:span text:style-name="T56">není vystavěno na pevné, nosné teorii, ale přesto takové myšlení může žít<text:s/></text:span><text:span text:style-name="T57">počíná zprostředka</text:span></text:p>
            </text:list-item>
          </text:list>
        </text:list-item>
        <text:list-item>
          <text:p text:style-name="P58"><text:span text:style-name="T59">pokud rhizom<text:s/></text:span><text:span text:style-name="T60">přerušíte, tak neumírá</text:span><text:span text:style-name="T61"><text:s/>a naopak někde vypučí s daleko větší silou</text:span></text:p>
        </text:list-item>
        <text:list-item>
          <text:p text:style-name="P62">může se v myšlení propojit **všechno se vším, není systémové (**dají se dávat dohromady různé oblasti života (sexualita, ekonomika, způsob myšlení, písmo, válka,…)</text:p>
        </text:list-item>
        <text:list-item>
          <text:p text:style-name="P63">poukázání na to, že v přírodě je rhizom daleko častejší než strom (v tomto smyslu jsme pozadu a jsme už 3000 vzajetí stromu)</text:p>
        </text:list-item>
        <text:list-item>
          <text:p text:style-name="P64"><text:span text:style-name="T65">rhizomatické spojko<text:s/></text:span><text:span text:style-name="T66">a</text:span><text:span text:style-name="T67"><text:s/>(děti<text:s/></text:span><text:span text:style-name="T68">a</text:span><text:span text:style-name="T69"><text:s/>otec<text:s/></text:span><text:span text:style-name="T70">a</text:span><text:span text:style-name="T71"><text:s/>matka)<text:s/></text:span></text:p>
          <text:list text:continue-numbering="true">
            <text:list-item>
              <text:p text:style-name="P72">pohyb mravenců je rhizomaticky</text:p>
            </text:list-item>
          </text:list>
        </text:list-item>
        <text:list-item>
          <text:p text:style-name="P73">stejně se chovají třeba teroristé</text:p>
        </text:list-item>
        <text:list-item>
          <text:p text:style-name="P74"><text:span text:style-name="T75">teorie hladkého a rýhovaného</text:span><text:span text:style-name="T76"><text:s/>(rhizomatické teorie)<text:s/></text:span></text:p>
          <text:list text:continue-numbering="true">
            <text:list-item>
              <text:p text:style-name="P77">2 typy společností<text:s/></text:p>
              <text:list text:continue-numbering="true">
                <text:list-item>
                  <text:p text:style-name="P78">státy</text:p>
                </text:list-item>
                <text:list-item>
                  <text:p text:style-name="P79">nomádi a přírodní národy</text:p>
                </text:list-item>
              </text:list>
            </text:list-item>
          </text:list>
        </text:list-item>
      </text:list>
      <text:p text:style-name="P80"><text:span text:style-name="T81"><draw:custom-shape svg:x="0in" svg:y="0in" svg:width="0.33333in" svg:height="0.33333in" draw:id="id1" draw:style-name="a1" draw:name="Obdélník 2" text:anchor-type="as-char"><svg:title/><svg:desc/><draw:enhanced-geometry draw:type="non-primitive" svg:viewBox="0 0 21600 21600" draw:enhanced-path="M 0 0 L 21600 0 21600 21600 0 21600 Z N"/></draw:custom-shape></text:span></text:p>
      <text:p text:style-name="P82"><text:span text:style-name="T83">Rhizomatické přístupy k psychyatrii a psychologii</text:span></text:p>
      <text:list text:style-name="LFO5" text:continue-numbering="true">
        <text:list-item>
          <text:p text:style-name="P84"><text:span text:style-name="T85">ve stromovitém přístupu<text:s/></text:span><text:span text:style-name="T86">→ určitá metodika, někdo je nad vámi</text:span></text:p>
        </text:list-item>
        <text:list-item>
          <text:p text:style-name="P87">setkání dvou rovnocených bytostí, stírá se rozdíl mezi pacientem a terapeutem, není hledisko moci, rovnocenný dialog</text:p>
        </text:list-item>
        <text:list-item>
          <text:p text:style-name="P88">vzniká jedinečná mapa člověka, každý pacient je jedinečný a je potřeba vytvořet jedinečnou formu, jak s ním pracovat</text:p>
        </text:list-item>
      </text:list>
      <text:p text:style-name="P89"><text:span text:style-name="T90"><draw:custom-shape svg:x="0in" svg:y="0in" svg:width="45.51042in" svg:height="0.00139in" draw:z-index="0" draw:id="id2" draw:style-name="a2" draw:name="Horizontal Line 98" text:anchor-type="as-char"><svg:title/><svg:desc/><draw:enhanced-geometry draw:type="non-primitive" svg:viewBox="0 0 21600 21600" draw:enhanced-path="M 0 0 L 21600 0 21600 21600 0 21600 Z N"/></draw:custom-shape></text:span></text:p>
      <text:h text:style-name="P91" text:outline-level="3">Tisíc plošin</text:h>
      <text:list text:style-name="LFO6" text:continue-numbering="true">
        <text:list-item>
          <text:p text:style-name="P92"><text:span text:style-name="T93">vrcholným dílem autorského týmu<text:s/></text:span><text:span text:style-name="T94">Gillesa Deleuze a Félixe Guattariho (15 kapitol)</text:span></text:p>
        </text:list-item>
        <text:list-item>
          <text:p text:style-name="P95"><text:span text:style-name="T96">napsali to jako tajtrdlíci-<text:s/></text:span><text:span text:style-name="T97">rhizomatické dílo →</text:span><text:span text:style-name="T98">každý psal něco, podle toho jak se zrovna cítili, nemá ústřední myšlenku, ani není jasné, kdo psal co</text:span></text:p>
        </text:list-item>
        <text:list-item>
          <text:p text:style-name="P99"><text:span text:style-name="T100">obsahuje jejich největší koncepty jako<text:s/></text:span><text:span text:style-name="T101">rhizom, teorie hladkého a rýhovaného</text:span><text:span text:style-name="T102">,...</text:span></text:p>
        </text:list-item>
      </text:list>
      <text:p text:style-name="P103"><text:span text:style-name="T104"><draw:custom-shape svg:x="0in" svg:y="0in" svg:width="0.33333in" svg:height="0.33333in" draw:id="id3" draw:style-name="a3" draw:name="Obdélník 1" text:anchor-type="as-char"><svg:title/><svg:desc>Tisíc plošin</svg:desc><draw:enhanced-geometry draw:type="non-primitive" svg:viewBox="0 0 21600 21600" draw:enhanced-path="M 0 0 L 21600 0 21600 21600 0 21600 Z N"/></draw:custom-shape></text:span></text:p>
      <text:p text:style-name="P105">Tisíc plošin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4:00Z</meta:creation-date>
    <dc:date>2023-05-08T13:25:00Z</dc:date>
    <meta:template xlink:href="Normal.dotm" xlink:type="simple"/>
    <meta:editing-cycles>1</meta:editing-cycles>
    <meta:editing-duration>PT60S</meta:editing-duration>
    <meta:document-statistic meta:page-count="2" meta:paragraph-count="32" meta:word-count="361" meta:character-count="2473" meta:row-count="45" meta:non-whitespace-character-count="2144"/>
  </office:meta>
</office:document-meta>
</file>